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02cm" svg:stroke-color="#000000" draw:marker-start-width="0.509cm" draw:marker-end-width="0.509cm" draw:fill="none" draw:fill-color="#ffff66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02cm" fo:min-width="5.977cm"/>
    </style:style>
    <style:style style:name="gr4" style:family="graphic" style:parent-style-name="standard">
      <style:graphic-properties draw:stroke="dash" draw:stroke-dash="Fine_20_Dashed" svg:stroke-width="0.102cm" svg:stroke-color="#000000" draw:marker-start-width="0.509cm" draw:marker-end-width="0.509cm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023cm" svg:height="1.064cm" svg:x="2.524cm" svg:y="3.667cm">
          <draw:text-box>
            <text:p>client_create_basic</text:p>
          </draw:text-box>
        </draw:frame>
        <draw:g>
          <draw:frame draw:style-name="gr2" draw:layer="layout" svg:width="5.887cm" svg:height="0.962cm" svg:x="2.524cm" svg:y="6.905cm">
            <draw:text-box>
              <text:p>client_create_class</text:p>
            </draw:text-box>
          </draw:frame>
          <draw:custom-shape draw:style-name="gr3" draw:text-style-name="P1" draw:layer="layout" svg:width="6.477cm" svg:height="1.27cm" svg:x="2.524cm" svg:y="6.77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frame draw:style-name="gr4" draw:layer="layout" svg:width="6.306cm" svg:height="1.064cm" svg:x="11.033cm" svg:y="6.842cm">
          <draw:text-box>
            <text:p>server_create_basic</text:p>
          </draw:text-box>
        </draw:frame>
        <draw:g>
          <draw:frame draw:style-name="gr2" draw:layer="layout" svg:width="6.17cm" svg:height="0.962cm" svg:x="10.906cm" svg:y="10.071cm">
            <draw:text-box>
              <text:p>server_create_class</text:p>
            </draw:text-box>
          </draw:frame>
          <draw:custom-shape draw:style-name="gr3" draw:text-style-name="P1" draw:layer="layout" svg:width="6.477cm" svg:height="1.27cm" svg:x="10.906cm" svg:y="10.017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frame draw:style-name="gr2" draw:layer="layout" svg:width="3.601cm" svg:height="0.962cm" svg:x="2.778cm" svg:y="5.445cm">
          <draw:text-box>
            <text:p>Send(msg)</text:p>
          </draw:text-box>
        </draw:frame>
        <draw:line draw:style-name="gr5" draw:text-style-name="P1" draw:layer="layout" svg:x1="4.81cm" svg:y1="4.81cm" svg:x2="4.81cm" svg:y2="6.842cm">
          <text:p/>
        </draw:line>
        <draw:line draw:style-name="gr5" draw:text-style-name="P1" draw:layer="layout" svg:x1="9.001cm" svg:y1="7.096cm" svg:x2="10.906cm" svg:y2="7.096cm">
          <text:p/>
        </draw:line>
        <draw:line draw:style-name="gr5" draw:text-style-name="P1" draw:layer="layout" svg:x1="12.684cm" svg:y1="7.985cm" svg:x2="12.684cm" svg:y2="10.017cm">
          <text:p/>
        </draw:line>
        <draw:line draw:style-name="gr5" draw:text-style-name="P1" draw:layer="layout" svg:x1="14.589cm" svg:y1="10.017cm" svg:x2="14.589cm" svg:y2="7.985cm">
          <text:p/>
        </draw:line>
        <draw:line draw:style-name="gr5" draw:text-style-name="P1" draw:layer="layout" svg:x1="10.906cm" svg:y1="7.604cm" svg:x2="9.001cm" svg:y2="7.604cm">
          <text:p/>
        </draw:line>
        <draw:line draw:style-name="gr5" draw:text-style-name="P1" draw:layer="layout" svg:x1="6.969cm" svg:y1="6.715cm" svg:x2="6.969cm" svg:y2="4.81cm">
          <text:p/>
        </draw:line>
        <draw:frame draw:style-name="gr2" draw:layer="layout" svg:width="3.351cm" svg:height="0.962cm" svg:x="7.35cm" svg:y="5.318cm">
          <draw:text-box>
            <text:p>Response</text:p>
          </draw:text-box>
        </draw:frame>
        <draw:frame draw:style-name="gr2" draw:layer="layout" svg:width="5.421cm" svg:height="0.962cm" svg:x="11.414cm" svg:y="2.832cm">
          <draw:text-box>
            <text:p>User written code</text:p>
          </draw:text-box>
        </draw:frame>
        <draw:line draw:style-name="gr6" draw:text-style-name="P1" draw:layer="layout" svg:x1="11.541cm" svg:y1="3.54cm" svg:x2="9.128cm" svg:y2="4.175cm">
          <text:p/>
        </draw:line>
        <draw:line draw:style-name="gr6" draw:text-style-name="P1" draw:layer="layout" svg:x1="13.827cm" svg:y1="3.921cm" svg:x2="14.081cm" svg:y2="6.715cm">
          <text:p/>
        </draw:line>
        <draw:line draw:style-name="gr7" draw:text-style-name="P1" draw:layer="layout" svg:x1="11.287cm" svg:y1="11.414cm" svg:x2="13.192cm" svg:y2="11.414cm">
          <text:p/>
        </draw:line>
        <draw:line draw:style-name="gr7" draw:text-style-name="P1" draw:layer="layout" svg:x1="17.555cm" svg:y1="5.966cm" svg:x2="17.555cm" svg:y2="6.3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ecil McGregor</meta:initial-creator>
    <meta:creation-date>2016-05-26T10:57:29.455289338</meta:creation-date>
    <dc:date>2016-05-27T06:52:32.796346079</dc:date>
    <dc:creator>Cecil McGregor</dc:creator>
    <meta:editing-duration>PT19H39M54S</meta:editing-duration>
    <meta:editing-cycles>4</meta:editing-cycles>
    <meta:generator>LibreOffice/4.3.7.2$Linux_X86_64 LibreOffice_project/430$Build-2</meta:generator>
    <meta:document-statistic meta:object-count="21"/>
  </office:meta>
</office:document-meta>
</file>